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068e7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39a0b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officeooo:rsid="001445e7" officeooo:paragraph-rsid="001445e7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445e7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60857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1445e7" officeooo:paragraph-rsid="001445e7" style:font-name-complex="Helvetica"/>
    </style:style>
    <style:style style:name="P20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1" style:family="paragraph" style:parent-style-name="Heading_20_1">
      <style:text-properties fo:font-weight="bold" style:font-weight-asian="bold"/>
    </style:style>
    <style:style style:name="P22" style:family="paragraph" style:parent-style-name="Heading_20_1">
      <style:paragraph-properties style:snap-to-layout-grid="false"/>
      <style:text-properties fo:font-weight="bold" style:font-weight-asian="bold"/>
    </style:style>
    <style:style style:name="P23" style:family="paragraph" style:parent-style-name="Heading_20_1">
      <style:text-properties style:font-name="Helvetica" style:font-name-complex="Helvetica"/>
    </style:style>
    <style:style style:name="P24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5" style:family="paragraph" style:parent-style-name="Heading_20_3">
      <style:paragraph-properties style:snap-to-layout-grid="false"/>
      <style:text-properties fo:font-weight="bold" style:font-weight-asian="bold"/>
    </style:style>
    <style:style style:name="P26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7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45e7"/>
    </style:style>
    <style:style style:name="T2" style:family="text">
      <style:text-properties officeooo:rsid="00160857"/>
    </style:style>
    <style:style style:name="T3" style:family="text">
      <style:text-properties officeooo:rsid="00167048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4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2" text:outline-level="1"/>
          </table:table-cell>
          <table:table-cell table:style-name="Table1.A2" table:number-columns-spanned="2" office:value-type="string">
            <text:h text:style-name="P2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1" text:outline-level="1">Project</text:h>
          </table:table-cell>
          <table:table-cell table:style-name="Table1.A3" table:number-columns-spanned="3" office:value-type="string">
            <text:h text:style-name="P2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8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/>
            <text:p text:style-name="P11">-<text:span text:style-name="T1">Work on presentation of alpha prototype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1">-<text:span text:style-name="T1">Work on requirements document</text:span></text:p>
            <text:p text:style-name="P16">-Work on history diagram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7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3" text:outline-level="1">Monday</text:h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18"><text:span text:style-name="T2">2</text:span></text:p>
          </table:table-cell>
          <table:table-cell table:style-name="Table4.A2" office:value-type="string">
            <text:p text:style-name="P17">Presentation of Alpha prototype <text:span text:style-name="T2">+ meeting Andrea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17">8</text:p>
          </table:table-cell>
          <table:table-cell table:style-name="Table4.A2" office:value-type="string">
            <text:p text:style-name="P17">Presentation + preparation of Alpha prototype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18"><text:span text:style-name="T2">3</text:span></text:p>
          </table:table-cell>
          <table:table-cell table:style-name="Table4.A2" office:value-type="string">
            <text:p text:style-name="P14">(1) <text:span text:style-name="T1">Preparation of presentation</text:span>, (<text:span text:style-name="T2">1</text:span>) <text:span text:style-name="T1">Presentation </text:span><text:span text:style-name="T2">(1) Meeting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2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9">1<text:span text:style-name="T3">4</text:span>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2T22:43:41.83</dc:date>
    <meta:print-date>1998-10-09T11:53:00</meta:print-date>
    <meta:editing-cycles>24</meta:editing-cycles>
    <meta:editing-duration>PT16M6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37" meta:word-count="77" meta:character-count="484" meta:non-whitespace-character-count="443"/>
  </office:meta>
</office:document-meta>
</file>